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family="FreeSans" style:font-style-name="obyčejné" style:font-family-generic="swiss" style:font-pitch="variable" fo:font-size="12pt" fo:font-weight="bold" style:font-size-asian="18pt" style:font-weight-asian="bold" style:font-size-complex="18pt" style:font-weight-complex="bold"/>
    </style:style>
    <style:style style:name="P3" style:family="paragraph">
      <style:text-properties fo:font-family="FreeSans" style:font-style-name="obyčejné" style:font-family-generic="swiss" style:font-pitch="variable" fo:font-size="12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family="FreeSans" style:font-style-name="obyčejné" style:font-family-generic="swiss" style:font-pitch="variable" fo:font-size="10pt" style:font-size-asian="18pt" style:font-size-complex="18pt"/>
    </style:style>
    <style:style style:name="P5" style:family="paragraph">
      <style:paragraph-properties fo:text-align="start"/>
      <style:text-properties fo:font-family="FreeSans" style:font-style-name="Bold" style:font-family-generic="swiss" style:font-pitch="variable" fo:font-size="10pt" fo:font-weight="bold" style:font-size-asian="18pt" style:font-size-complex="18pt"/>
    </style:style>
    <style:style style:name="P6" style:family="paragraph">
      <style:paragraph-properties fo:text-align="center"/>
      <style:text-properties fo:font-family="FreeSans" style:font-style-name="Bold" style:font-family-generic="swiss" style:font-pitch="variable" fo:font-size="8pt" fo:font-style="oblique" fo:font-weight="normal" style:font-size-asian="18pt" style:font-size-complex="18pt"/>
    </style:style>
    <style:style style:name="P7" style:family="paragraph">
      <style:paragraph-properties fo:text-align="start"/>
      <style:text-properties fo:font-family="FreeSans" style:font-style-name="Bold" style:font-family-generic="swiss" style:font-pitch="variable" fo:font-size="10pt" fo:font-weight="normal" style:font-size-asian="18pt" style:font-weight-asian="normal" style:font-size-complex="18pt" style:font-weight-complex="normal"/>
    </style:style>
    <style:style style:name="P8" style:family="paragraph">
      <style:paragraph-properties fo:line-height="100%" fo:text-align="start"/>
      <style:text-properties fo:font-family="FreeSans" style:font-style-name="Bold" style:font-family-generic="swiss" style:font-pitch="variable" fo:font-size="10pt" fo:font-weight="normal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9.525cm" svg:x="2.27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39cm" svg:height="0.801cm" svg:x="2.905cm" svg:y="2.739cm">
          <draw:text-box>
            <text:p text:style-name="P2"><text:span text:style-name="T1">Invoice List</text:span></text:p>
          </draw:text-box>
        </draw:frame>
        <draw:custom-shape draw:style-name="gr1" draw:text-style-name="P1" draw:layer="layout" svg:width="5.715cm" svg:height="6.35cm" svg:x="2.905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05cm" svg:height="0.535cm" svg:x="2.905cm" svg:y="3.54cm">
          <text:p text:style-name="P4">Pr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905cm" svg:height="0.634cm" svg:x="2.905cm" svg:y="4.176cm">
          <text:p text:style-name="P5">Numb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81cm" svg:height="0.634cm" svg:x="4.81cm" svg:y="4.175cm">
          <text:p text:style-name="P5">Recipient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35cm" svg:height="0.634cm" draw:transform="rotate (1.5707963267946) translate (8.621cm 11.16cm)">
          <text:p text:style-name="P6">(scroll bar)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36cm" svg:height="0.634cm" svg:x="8.619cm" svg:y="4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7" draw:layer="layout" svg:width="1.905cm" svg:height="0.634cm" svg:x="2.905cm" svg:y="4.81cm">
          <text:p text:style-name="P7"><text:span text:style-name="T2">7144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81cm" svg:height="0.634cm" svg:x="4.81cm" svg:y="4.81cm">
          <text:p text:style-name="P8"><text:span text:style-name="T2">John Do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905cm" svg:height="0.634cm" svg:x="2.905cm" svg:y="5.445cm">
          <text:p text:style-name="P7"><text:span text:style-name="T2">9255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81cm" svg:height="0.634cm" svg:x="4.81cm" svg:y="5.445cm">
          <text:p text:style-name="P8"><text:span text:style-name="T2">John Do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905cm" svg:height="0.634cm" svg:x="2.905cm" svg:y="6.08cm">
          <text:p text:style-name="P7"><text:span text:style-name="T2">11667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81cm" svg:height="0.634cm" svg:x="4.81cm" svg:y="6.08cm">
          <text:p text:style-name="P8"><text:span text:style-name="T2">John Do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04cm" svg:height="0.801cm" svg:x="9.89cm" svg:y="2.739cm">
          <draw:text-box>
            <text:p text:style-name="P3"><text:span text:style-name="T1">Invoice Data</text:span></text:p>
          </draw:text-box>
        </draw:frame>
        <draw:custom-shape draw:style-name="gr6" draw:text-style-name="P5" draw:layer="layout" svg:width="1.905cm" svg:height="0.634cm" svg:x="9.89cm" svg:y="4.176cm">
          <text:p text:style-name="P5">Number: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05cm" svg:height="0.535cm" svg:x="9.89cm" svg:y="3.54cm">
          <text:p text:style-name="P4">Pr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3.175cm" svg:height="0.634cm" svg:x="11.795cm" svg:y="4.175cm">
          <text:p text:style-name="P7"><text:span text:style-name="T2">11667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905cm" svg:height="0.634cm" svg:x="9.89cm" svg:y="4.811cm">
          <text:p text:style-name="P5">Name: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175cm" svg:height="0.634cm" svg:x="11.795cm" svg:y="4.81cm">
          <text:p text:style-name="P7"><text:span text:style-name="T2">John Do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194cm" svg:height="0.801cm" svg:x="9.89cm" svg:y="5.914cm">
          <draw:text-box>
            <text:p text:style-name="P3"><text:span text:style-name="T1">Invoice Items</text:span></text:p>
          </draw:text-box>
        </draw:frame>
        <draw:custom-shape draw:style-name="gr1" draw:text-style-name="P1" draw:layer="layout" svg:width="5.715cm" svg:height="1.27cm" svg:x="9.89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81cm" svg:height="0.634cm" svg:x="9.89cm" svg:y="7.351cm">
          <text:p text:style-name="P5">Item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05cm" svg:height="0.634cm" svg:x="13.7cm" svg:y="7.35cm">
          <text:p text:style-name="P5">Qty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175cm" svg:height="0.634cm" draw:transform="rotate (1.5707963267946) translate (15.606cm 11.16cm)">
          <text:p text:style-name="P6">(scroll bar)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36cm" svg:height="0.634cm" svg:x="15.604cm" svg:y="7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7" draw:layer="layout" svg:width="3.81cm" svg:height="0.634cm" svg:x="9.89cm" svg:y="7.985cm">
          <text:p text:style-name="P7"><text:span text:style-name="T2">Black pen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905cm" svg:height="0.634cm" svg:x="13.7cm" svg:y="7.985cm">
          <text:p text:style-name="P8"><text:span text:style-name="T2">55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81cm" svg:height="0.634cm" svg:x="9.89cm" svg:y="8.62cm">
          <text:p text:style-name="P7"><text:span text:style-name="T2">Blue pencil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905cm" svg:height="0.634cm" svg:x="13.7cm" svg:y="8.62cm">
          <text:p text:style-name="P8"><text:span text:style-name="T2">18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81cm" svg:height="0.634cm" svg:x="9.89cm" svg:y="9.255cm">
          <text:p text:style-name="P7"><text:span text:style-name="T2">Yellow mar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905cm" svg:height="0.634cm" svg:x="13.7cm" svg:y="9.255cm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05cm" svg:height="0.535cm" svg:x="9.89cm" svg:y="6.715cm">
          <text:p text:style-name="P4">Pr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2T18:08:05</meta:creation-date>
    <dc:date>2010-06-12T18:21:41</dc:date>
    <meta:editing-duration>PT00H13M40S</meta:editing-duration>
    <meta:editing-cycles>2</meta:editing-cycles>
    <meta:generator>OpenOffice.org/3.2$Linux OpenOffice.org_project/320m12$Build-9483</meta:generator>
    <meta:document-statistic meta:object-count="33"/>
  </office:meta>
</office:document-meta>
</file>